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299in" fo:margin-left="0.3639in" fo:margin-top="0in" fo:margin-bottom="0in" table:align="left"/>
    </style:style>
    <style:style style:name="Table1.A" style:family="table-column">
      <style:table-column-properties style:column-width="2.0021in"/>
    </style:style>
    <style:style style:name="Table1.B" style:family="table-column">
      <style:table-column-properties style:column-width="4.0278in"/>
    </style:style>
    <style:style style:name="Table1.1" style:family="table-row">
      <style:table-row-properties style:min-row-height="0.3208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2778in" fo:keep-together="auto"/>
    </style:style>
    <style:style style:name="Table1.3" style:family="table-row">
      <style:table-row-properties style:min-row-height="0in" fo:keep-together="auto"/>
    </style:style>
    <style:style style:name="P1" style:family="paragraph" style:parent-style-name="Footer">
      <style:text-properties officeooo:rsid="0014fca9" officeooo:paragraph-rsid="0014fca9"/>
    </style:style>
    <style:style style:name="P2" style:family="paragraph" style:parent-style-name="Title">
      <style:paragraph-properties fo:text-align="justify" style:justify-single-word="false"/>
      <style:text-properties fo:language="fr" fo:country="FR"/>
    </style:style>
    <style:style style:name="P3" style:family="paragraph" style:parent-style-name="Bibliography_20_1">
      <style:paragraph-properties fo:text-align="justify" style:justify-single-word="false"/>
    </style:style>
    <style:style style:name="P4" style:family="paragraph" style:parent-style-name="Footnote">
      <style:text-properties fo:font-variant="normal" fo:text-transform="none" style:text-position="0% 100%" fo:font-style="normal" style:text-underline-style="none" fo:font-weight="normal"/>
    </style:style>
    <style:style style:name="P5" style:family="paragraph" style:parent-style-name="Heading_20_1">
      <style:paragraph-properties fo:text-align="justify" style:justify-single-word="false"/>
      <style:text-properties fo:language="fr" fo:country="FR"/>
    </style:style>
    <style:style style:name="P6" style:family="paragraph" style:parent-style-name="Standard" style:list-style-name="L2">
      <style:paragraph-properties fo:text-align="justify" style:justify-single-word="false"/>
      <style:text-properties fo:language="fr" fo:country="FR" officeooo:rsid="000bc37e" officeooo:paragraph-rsid="000bc37e"/>
    </style:style>
    <style:style style:name="P7" style:family="paragraph" style:parent-style-name="Standard" style:list-style-name="L5">
      <style:paragraph-properties fo:text-align="justify" style:justify-single-word="false"/>
      <style:text-properties fo:language="fr" fo:country="FR" officeooo:rsid="000bc37e" officeooo:paragraph-rsid="000cca42" fo:background-color="#ec9ba4"/>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text-properties officeooo:paragraph-rsid="000bc37e"/>
    </style:style>
    <style:style style:name="P11" style:family="paragraph" style:parent-style-name="Standard">
      <style:paragraph-properties fo:text-align="center" style:justify-single-word="false">
        <style:tab-stops/>
      </style:paragraph-properties>
    </style:style>
    <style:style style:name="P12" style:family="paragraph" style:parent-style-name="Standard">
      <style:text-properties style:use-window-font-color="true" fo:language="fr" fo:country="FR" fo:font-weight="normal" officeooo:rsid="001b4094" fo:background-color="transparent" style:font-weight-asian="normal" style:font-weight-complex="normal"/>
    </style:style>
    <style:style style:name="P13" style:family="paragraph" style:parent-style-name="Text_20_body">
      <style:paragraph-properties fo:text-align="justify" style:justify-single-word="false"/>
      <style:text-properties fo:language="fr" fo:country="FR" officeooo:rsid="000cca42" officeooo:paragraph-rsid="000cca42"/>
    </style:style>
    <style:style style:name="P14" style:family="paragraph" style:parent-style-name="Text_20_body" style:list-style-name="L3">
      <style:paragraph-properties fo:text-align="justify" style:justify-single-word="false"/>
      <style:text-properties fo:language="fr" fo:country="FR" officeooo:rsid="000cca42" officeooo:paragraph-rsid="000cca42"/>
    </style:style>
    <style:style style:name="P15" style:family="paragraph" style:parent-style-name="Text_20_body" style:list-style-name="L3">
      <style:paragraph-properties fo:text-align="justify" style:justify-single-word="false"/>
      <style:text-properties fo:language="fr" fo:country="FR" officeooo:rsid="00107268" officeooo:paragraph-rsid="00107268"/>
    </style:style>
    <style:style style:name="P16" style:family="paragraph" style:parent-style-name="Text_20_body" style:list-style-name="L4">
      <style:paragraph-properties fo:text-align="justify" style:justify-single-word="false"/>
      <style:text-properties fo:language="fr" fo:country="FR" officeooo:rsid="000e3ecf" officeooo:paragraph-rsid="0016be4e"/>
    </style:style>
    <style:style style:name="P17" style:family="paragraph" style:parent-style-name="Text_20_body" style:list-style-name="L4">
      <style:paragraph-properties fo:text-align="justify" style:justify-single-word="false"/>
      <style:text-properties fo:language="fr" fo:country="FR" officeooo:rsid="000e3ecf" officeooo:paragraph-rsid="000e3ecf"/>
    </style:style>
    <style:style style:name="P18" style:family="paragraph" style:parent-style-name="Text_20_body" style:list-style-name="L4">
      <style:paragraph-properties fo:text-align="justify" style:justify-single-word="false"/>
      <style:text-properties fo:language="fr" fo:country="FR" officeooo:rsid="001824af" officeooo:paragraph-rsid="001824af"/>
    </style:style>
    <style:style style:name="P19" style:family="paragraph" style:parent-style-name="Text_20_body" style:list-style-name="L5">
      <style:paragraph-properties fo:text-align="justify" style:justify-single-word="false"/>
      <style:text-properties fo:language="fr" fo:country="FR" officeooo:rsid="000bc37e" officeooo:paragraph-rsid="000bc37e" fo:background-color="#ec9ba4"/>
    </style:style>
    <style:style style:name="P20" style:family="paragraph" style:parent-style-name="Text_20_body" style:list-style-name="L5">
      <style:paragraph-properties fo:text-align="justify" style:justify-single-word="false"/>
      <style:text-properties fo:language="fr" fo:country="FR" officeooo:rsid="000bc37e" officeooo:paragraph-rsid="000cca42" fo:background-color="#ec9ba4"/>
    </style:style>
    <style:style style:name="P21" style:family="paragraph" style:parent-style-name="Text_20_body" style:list-style-name="L5">
      <style:paragraph-properties fo:text-align="justify" style:justify-single-word="false"/>
      <style:text-properties fo:language="fr" fo:country="FR" officeooo:paragraph-rsid="000cca42" fo:background-color="#ec9ba4"/>
    </style:style>
    <style:style style:name="P22" style:family="paragraph" style:parent-style-name="Text_20_body">
      <style:paragraph-properties fo:text-align="justify" style:justify-single-word="false"/>
      <style:text-properties fo:language="fr" fo:country="FR" officeooo:rsid="0016be4e" officeooo:paragraph-rsid="0016be4e"/>
    </style:style>
    <style:style style:name="P23" style:family="paragraph" style:parent-style-name="Text_20_body" style:list-style-name="L3">
      <style:paragraph-properties fo:text-align="justify" style:justify-single-word="false"/>
      <style:text-properties fo:language="fr" fo:country="FR" officeooo:paragraph-rsid="000e42d7"/>
    </style:style>
    <style:style style:name="P24" style:family="paragraph" style:parent-style-name="Text_20_body">
      <style:paragraph-properties fo:text-align="justify" style:justify-single-word="false"/>
      <style:text-properties officeooo:paragraph-rsid="0012c0f6"/>
    </style:style>
    <style:style style:name="P25" style:family="paragraph" style:parent-style-name="Text_20_body">
      <style:paragraph-properties fo:text-align="justify" style:justify-single-word="false"/>
      <style:text-properties officeooo:paragraph-rsid="0019a4f1"/>
    </style:style>
    <style:style style:name="P26" style:family="paragraph" style:parent-style-name="Text_20_body" style:list-style-name="L1">
      <style:paragraph-properties fo:text-align="justify" style:justify-single-word="false"/>
      <style:text-properties officeooo:paragraph-rsid="0019a4f1"/>
    </style:style>
    <style:style style:name="P27" style:family="paragraph" style:parent-style-name="Text_20_body">
      <style:paragraph-properties fo:text-align="justify" style:justify-single-word="false"/>
      <style:text-properties style:font-name="Liberation Sans" fo:font-size="18.2000007629395pt" fo:language="fr" fo:country="FR" fo:font-weight="bold" officeooo:rsid="0018c50d" officeooo:paragraph-rsid="0018c50d" fo:background-color="transparent"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paragraph-properties fo:text-align="justify" style:justify-single-word="false"/>
      <style:text-properties style:use-window-font-color="true" fo:language="fr" fo:country="FR" fo:font-weight="normal" officeooo:rsid="0018c50d" officeooo:paragraph-rsid="001b4094" fo:background-color="transparent" style:font-weight-asian="normal" style:font-weight-complex="normal"/>
    </style:style>
    <style:style style:name="P29" style:family="paragraph" style:parent-style-name="Text_20_body">
      <style:paragraph-properties fo:text-align="justify" style:justify-single-word="false"/>
      <style:text-properties style:use-window-font-color="true" fo:language="fr" fo:country="FR" fo:font-weight="normal" officeooo:rsid="001b4094" officeooo:paragraph-rsid="001b4094" fo:background-color="transparent" style:font-weight-asian="normal" style:font-weight-complex="normal"/>
    </style:style>
    <style:style style:name="P30" style:family="paragraph" style:parent-style-name="Text_20_body">
      <style:paragraph-properties fo:text-align="justify" style:justify-single-word="false"/>
      <style:text-properties style:use-window-font-color="true" fo:language="fr" fo:country="FR" fo:font-weight="bold" officeooo:rsid="001b4094" officeooo:paragraph-rsid="001b4094" fo:background-color="transparent"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cca42"/>
    </style:style>
    <style:style style:name="T3" style:family="text">
      <style:text-properties fo:language="fr" fo:country="FR"/>
    </style:style>
    <style:style style:name="T4" style:family="text">
      <style:text-properties fo:language="fr" fo:country="FR" officeooo:rsid="0013bae2"/>
    </style:style>
    <style:style style:name="T5" style:family="text">
      <style:text-properties fo:language="fr" fo:country="FR" officeooo:rsid="0012c0f6"/>
    </style:style>
    <style:style style:name="T6" style:family="text">
      <style:text-properties fo:language="fr" fo:country="FR" officeooo:rsid="00165fed"/>
    </style:style>
    <style:style style:name="T7" style:family="text">
      <style:text-properties fo:language="fr" fo:country="FR" officeooo:rsid="0019a4f1"/>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1483c" style:font-weight-asian="bold" style:font-weight-complex="bold"/>
    </style:style>
    <style:style style:name="T11" style:family="text">
      <style:text-properties fo:font-weight="bold" officeooo:rsid="000e42d7" style:font-weight-asian="bold" style:font-weight-complex="bold"/>
    </style:style>
    <style:style style:name="T12" style:family="text">
      <style:text-properties fo:font-weight="bold" fo:background-color="#ec9ba4" loext:char-shading-value="0" style:font-weight-asian="bold" style:font-weight-complex="bold"/>
    </style:style>
    <style:style style:name="T13" style:family="text">
      <style:text-properties style:use-window-font-color="true"/>
    </style:style>
    <style:style style:name="T14" style:family="text">
      <style:text-properties style:use-window-font-color="true" fo:font-weight="bold" fo:background-color="#ec9ba4" loext:char-shading-value="0" style:font-weight-asian="bold" style:font-weight-complex="bold"/>
    </style:style>
    <style:style style:name="T15" style:family="text">
      <style:text-properties style:use-window-font-color="true" fo:language="fr" fo:country="FR" fo:font-weight="normal" officeooo:rsid="0014fca9" style:font-weight-asian="normal" style:font-weight-complex="normal"/>
    </style:style>
    <style:style style:name="T16" style:family="text">
      <style:text-properties style:use-window-font-color="true" fo:language="fr" fo:country="FR" fo:font-weight="normal" officeooo:rsid="00165fed" fo:background-color="#ec9ba4" loext:char-shading-value="0" style:font-weight-asian="normal" style:font-weight-complex="normal"/>
    </style:style>
    <style:style style:name="T17" style:family="text">
      <style:text-properties style:use-window-font-color="true" fo:language="fr" fo:country="FR" fo:font-weight="normal" officeooo:rsid="000e42d7" fo:background-color="#ec9ba4" loext:char-shading-value="0" style:font-weight-asian="normal" style:font-weight-complex="normal"/>
    </style:style>
    <style:style style:name="T18" style:family="text">
      <style:text-properties style:use-window-font-color="true" fo:language="fr" fo:country="FR" fo:font-weight="normal" officeooo:rsid="0016be4e" fo:background-color="#ec9ba4" loext:char-shading-value="0" style:font-weight-asian="normal" style:font-weight-complex="normal"/>
    </style:style>
    <style:style style:name="T19" style:family="text">
      <style:text-properties style:use-window-font-color="true" officeooo:rsid="000e42d7"/>
    </style:style>
    <style:style style:name="T20" style:family="text">
      <style:text-properties officeooo:rsid="000e42d7"/>
    </style:style>
    <style:style style:name="T21" style:family="text">
      <style:text-properties officeooo:rsid="0016be4e"/>
    </style:style>
    <style:style style:name="T22" style:family="text">
      <style:text-properties officeooo:rsid="001824af"/>
    </style:style>
    <style:style style:name="T23" style:family="text">
      <style:text-properties officeooo:rsid="001adf46"/>
    </style:style>
    <style:style style:name="T24" style:family="text">
      <style:text-properties officeooo:rsid="001b107c"/>
    </style:style>
    <style:style style:name="T25" style:family="text">
      <style:text-properties officeooo:rsid="001b4094"/>
    </style:style>
    <style:style style:name="T26"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de conception – Lazy Prices</text:p>
      <text:p text:style-name="P13"/>
      <text:h text:style-name="P5" text:outline-level="1">Résumé</text:h>
      <text:p text:style-name="P24"><text:span text:style-name="T5">Notre projet de conception est influencé par le </text:span><text:span text:style-name="T4">document de recherche</text:span><text:span text:style-name="T5"> « Lazy Prices »</text:span><text:span text:style-name="T5"><text:note text:id="ftn1" text:note-class="footnote"><text:note-citation>1</text:note-citation><text:note-body><text:p text:style-name="P4"><text:reference-mark-start text:name="ZOTERO_ITEM CSL_CITATION {&quot;citationID&quot;:&quot;o87A9FtR&quot;,&quot;properties&quot;:{&quot;formattedCitation&quot;:&quot;Cohen, Malloy, and Nguyen, \\uc0\\u8220{}Lazy Prices.\\uc0\\u8221{}&quot;,&quot;plainCitation&quot;:&quot;Cohen, Malloy, and Nguyen, “Lazy Prices.”&quot;,&quot;noteIndex&quot;:1},&quot;citationItems&quot;:[{&quot;id&quot;:26,&quot;uris&quot;:[&quot;http://zotero.org/users/6542518/items/VC9GUTSH&quot;],&quot;uri&quot;:[&quot;http://zotero.org/users/6542518/items/VC9GUTSH&quot;],&quot;itemData&quot;:{&quot;id&quot;:26,&quot;type&quot;:&quot;report&quot;,&quot;event-place&quot;:&quot;Cambridge, MA&quot;,&quot;language&quot;:&quot;en&quot;,&quot;note&quot;:&quot;DOI: 10.3386/w25084&quot;,&quot;number&quot;:&quot;w25084&quot;,&quot;page&quot;:&quot;w25084&quot;,&quot;publisher&quot;:&quot;National Bureau of Economic Research&quot;,&quot;publisher-place&quot;:&quot;Cambridge, MA&quot;,&quot;source&quot;:&quot;DOI.org (Crossref)&quot;,&quot;title&quot;:&quot;Lazy Prices&quot;,&quot;URL&quot;:&quot;http://www.nber.org/papers/w25084.pdf&quot;,&quot;author&quot;:[{&quot;family&quot;:&quot;Cohen&quot;,&quot;given&quot;:&quot;Lauren&quot;},{&quot;family&quot;:&quot;Malloy&quot;,&quot;given&quot;:&quot;Christopher&quot;},{&quot;family&quot;:&quot;Nguyen&quot;,&quot;given&quot;:&quot;Quoc&quot;}],&quot;accessed&quot;:{&quot;date-parts&quot;:[[&quot;2021&quot;,4,6]]},&quot;issued&quot;:{&quot;date-parts&quot;:[[&quot;2018&quot;,9]]},&quot;citation-key&quot;:&quot;Cohen2018&quot;}}],&quot;schema&quot;:&quot;https://github.com/citation-style-language/schema/raw/master/csl-citation.json&quot;} RNDT3TNr2J1DP"/>Cohen, Malloy, and Nguyen, “Lazy Prices.”<text:reference-mark-end text:name="ZOTERO_ITEM CSL_CITATION {&quot;citationID&quot;:&quot;o87A9FtR&quot;,&quot;properties&quot;:{&quot;formattedCitation&quot;:&quot;Cohen, Malloy, and Nguyen, \\uc0\\u8220{}Lazy Prices.\\uc0\\u8221{}&quot;,&quot;plainCitation&quot;:&quot;Cohen, Malloy, and Nguyen, “Lazy Prices.”&quot;,&quot;noteIndex&quot;:1},&quot;citationItems&quot;:[{&quot;id&quot;:26,&quot;uris&quot;:[&quot;http://zotero.org/users/6542518/items/VC9GUTSH&quot;],&quot;uri&quot;:[&quot;http://zotero.org/users/6542518/items/VC9GUTSH&quot;],&quot;itemData&quot;:{&quot;id&quot;:26,&quot;type&quot;:&quot;report&quot;,&quot;event-place&quot;:&quot;Cambridge, MA&quot;,&quot;language&quot;:&quot;en&quot;,&quot;note&quot;:&quot;DOI: 10.3386/w25084&quot;,&quot;number&quot;:&quot;w25084&quot;,&quot;page&quot;:&quot;w25084&quot;,&quot;publisher&quot;:&quot;National Bureau of Economic Research&quot;,&quot;publisher-place&quot;:&quot;Cambridge, MA&quot;,&quot;source&quot;:&quot;DOI.org (Crossref)&quot;,&quot;title&quot;:&quot;Lazy Prices&quot;,&quot;URL&quot;:&quot;http://www.nber.org/papers/w25084.pdf&quot;,&quot;author&quot;:[{&quot;family&quot;:&quot;Cohen&quot;,&quot;given&quot;:&quot;Lauren&quot;},{&quot;family&quot;:&quot;Malloy&quot;,&quot;given&quot;:&quot;Christopher&quot;},{&quot;family&quot;:&quot;Nguyen&quot;,&quot;given&quot;:&quot;Quoc&quot;}],&quot;accessed&quot;:{&quot;date-parts&quot;:[[&quot;2021&quot;,4,6]]},&quot;issued&quot;:{&quot;date-parts&quot;:[[&quot;2018&quot;,9]]},&quot;citation-key&quot;:&quot;Cohen2018&quot;}}],&quot;schema&quot;:&quot;https://github.com/citation-style-language/schema/raw/master/csl-citation.json&quot;} RNDT3TNr2J1DP"/></text:p></text:note-body></text:note></text:span><text:span text:style-name="T5">, écrit par </text:span><text:span text:style-name="T4">trois universitaires américains. Dans ce document, les chercheurs utilisent les modifications de langages des publications annuelles et trimestrielles des entreprises cotées américaines afin de prédire l’évolution du cours de bourses de ces sociétés.</text:span></text:p>
      <text:p text:style-name="P25"><text:span text:style-name="T4">L</text:span><text:span text:style-name="T7">es </text:span><text:span text:style-name="T4">objectif</text:span><text:span text:style-name="T7">s</text:span><text:span text:style-name="T4"> de notre projet </text:span><text:span text:style-name="T7">sont :</text:span></text:p>
      <text:list xml:id="list4280201184" text:style-name="L1">
        <text:list-item>
          <text:p text:style-name="P26"><text:span text:style-name="T7">É</text:span><text:span text:style-name="T4">laborer un algorithme de Natural Language Processing</text:span><text:span text:style-name="T4"><text:note text:id="ftn2" text:note-class="footnote"><text:note-citation>2</text:note-citation><text:note-body><text:p text:style-name="Footnote"><text:a xlink:type="simple" xlink:href="https://www.ibm.com/cloud/learn/natural-language-processing" text:style-name="Internet_20_link" text:visited-style-name="Visited_20_Internet_20_Link">https://www.ibm.com/cloud/learn/natural-language-processing</text:a> </text:p></text:note-body></text:note></text:span><text:span text:style-name="T4"> (NLP) afin de déterminer une stratégie d’investissement </text:span><text:span text:style-name="T6">pour</text:span><text:span text:style-name="T4"> les sociétés du CAC40</text:span><text:span text:style-name="T15">.</text:span></text:p>
        </text:list-item>
        <text:list-item>
          <text:p text:style-name="P26"><text:span text:style-name="T16">Dans une seconde phase, le projet consiste à développer un o</text:span><text:span text:style-name="T17">util </text:span><text:span text:style-name="T16">d’aide à la décision pour </text:span><text:span text:style-name="T17">faciliter </text:span><text:span text:style-name="T16">et</text:span><text:span text:style-name="T17">/</text:span><text:span text:style-name="T16">ou </text:span><text:span text:style-name="T17">simplifier la </text:span><text:span text:style-name="T18">sélection et la gestion des portefeuilles d’</text:span><text:span text:style-name="T17">investissement.</text:span></text:p>
        </text:list-item>
      </text:list>
      <text:p text:style-name="P27"><text:span text:style-name="T19">L’</text:span><text:span text:style-name="T13">objectif</text:span></text:p>
      <text:p text:style-name="P28"><text:span text:style-name="T23">Le principal objectif de ce projet est de construire un algorithme de traitement du langage, NLP, pour déterminer une stratégie boursière </text:span><text:span text:style-name="T24">sans avoir de connaissance en marché financier. L’algorithme repose sur les publications annuels des sociétés cotées ; et surtout sur les changements et évolutions de langages dans ces documents. En effet, le document Lazy Prices met en évidence un lien </text:span><text:span text:style-name="T25">entre ces changements de langages et les performances boursière des sociétés cotées aux États-Unis.</text:span></text:p>
      <text:p text:style-name="P28"><text:span text:style-name="T25">Aussi, la stratégie repose sur un portefeuille acheteur des sociétés publiant des documents « stables» et vendeur pour les sociétés dont les documents sont souvent modifiés.</text:span></text:p>
      <text:p text:style-name="P29">Depuis le 3 janvier 2000, le CAC 40, indice de référence de la bourse de Paris, a évolué de 5 917 à</text:p>
      <text:p text:style-name="P30">&lt;Graph&gt;</text:p>
      <text:p text:style-name="P29">Pour une question de stabilité du portefeuille et de disponibilité des documents, notre portefeuille d’analyse se compose de 18 sociétés de 2008 à 2020.</text:p>
      <table:table table:name="Table1" table:style-name="Table1">
        <table:table-column table:style-name="Table1.A"/>
        <table:table-column table:style-name="Table1.B"/>
        <table:table-row table:style-name="Table1.1">
          <table:table-cell table:style-name="Table1.A1" office:value-type="string">
            <text:p text:style-name="P11"><text:span text:style-name="T8">ISIN</text:span></text:p>
          </table:table-cell>
          <table:table-cell table:style-name="Table1.A1" office:value-type="string">
            <text:p text:style-name="P11"><text:span text:style-name="T8">Dénomination</text:span></text:p>
          </table:table-cell>
        </table:table-row>
        <table:table-row table:style-name="Table1.2">
          <table:table-cell table:style-name="Table1.A1" office:value-type="string">
            <text:p text:style-name="P11"><text:span text:style-name="T8">FR0000120073</text:span></text:p>
          </table:table-cell>
          <table:table-cell table:style-name="Table1.A1" office:value-type="string">
            <text:p text:style-name="P11"><text:span text:style-name="T26">AIR LIQUIDE</text:span></text:p>
          </table:table-cell>
        </table:table-row>
        <table:table-row table:style-name="Table1.3">
          <table:table-cell table:style-name="Table1.A1" office:value-type="string">
            <text:p text:style-name="P11"><text:span text:style-name="T8">NL0000235190</text:span></text:p>
          </table:table-cell>
          <table:table-cell table:style-name="Table1.A1" office:value-type="string">
            <text:p text:style-name="P11"><text:span text:style-name="T26">Airbus Group (ex-EADS)</text:span></text:p>
          </table:table-cell>
        </table:table-row>
        <table:table-row table:style-name="Table1.3">
          <table:table-cell table:style-name="Table1.A1" office:value-type="string">
            <text:p text:style-name="P11"><text:span text:style-name="T8">FR0010220475</text:span></text:p>
          </table:table-cell>
          <table:table-cell table:style-name="Table1.A1" office:value-type="string">
            <text:p text:style-name="P11"><text:span text:style-name="T26">Alstom</text:span></text:p>
          </table:table-cell>
        </table:table-row>
        <table:table-row table:style-name="Table1.3">
          <table:table-cell table:style-name="Table1.A1" office:value-type="string">
            <text:p text:style-name="P11"><text:span text:style-name="T8">LU0323134006</text:span></text:p>
          </table:table-cell>
          <table:table-cell table:style-name="Table1.A1" office:value-type="string">
            <text:p text:style-name="P11"><text:span text:style-name="T26">ArcelorMittal</text:span></text:p>
          </table:table-cell>
        </table:table-row>
        <table:table-row table:style-name="Table1.3">
          <table:table-cell table:style-name="Table1.A1" office:value-type="string">
            <text:p text:style-name="P11"><text:span text:style-name="T8">FR0000051732</text:span></text:p>
          </table:table-cell>
          <table:table-cell table:style-name="Table1.A1" office:value-type="string">
            <text:p text:style-name="P11"><text:span text:style-name="T26">Atos</text:span></text:p>
          </table:table-cell>
        </table:table-row>
        <table:table-row table:style-name="Table1.2">
          <table:table-cell table:style-name="Table1.A1" office:value-type="string">
            <text:p text:style-name="P11"><text:span text:style-name="T8">FR0000120628</text:span></text:p>
          </table:table-cell>
          <table:table-cell table:style-name="Table1.A1" office:value-type="string">
            <text:p text:style-name="P11"><text:span text:style-name="T26">Axa</text:span></text:p>
          </table:table-cell>
        </table:table-row>
        <text:soft-page-break/>
        <table:table-row table:style-name="Table1.2">
          <table:table-cell table:style-name="Table1.A1" office:value-type="string">
            <text:p text:style-name="P11"><text:span text:style-name="T8">FR0000131104</text:span></text:p>
          </table:table-cell>
          <table:table-cell table:style-name="Table1.A1" office:value-type="string">
            <text:p text:style-name="P11"><text:span text:style-name="T26">BNP</text:span></text:p>
          </table:table-cell>
        </table:table-row>
        <table:table-row table:style-name="Table1.2">
          <table:table-cell table:style-name="Table1.A1" office:value-type="string">
            <text:p text:style-name="P11"><text:span text:style-name="T8">FR0000120503</text:span></text:p>
          </table:table-cell>
          <table:table-cell table:style-name="Table1.A1" office:value-type="string">
            <text:p text:style-name="P11"><text:span text:style-name="T26">BOUYGUES</text:span></text:p>
          </table:table-cell>
        </table:table-row>
        <table:table-row table:style-name="Table1.2">
          <table:table-cell table:style-name="Table1.A1" office:value-type="string">
            <text:p text:style-name="P11"><text:span text:style-name="T8">FR0000125338</text:span></text:p>
          </table:table-cell>
          <table:table-cell table:style-name="Table1.A1" office:value-type="string">
            <text:p text:style-name="P11"><text:span text:style-name="T26">Cap Gémini</text:span></text:p>
          </table:table-cell>
        </table:table-row>
        <table:table-row table:style-name="Table1.2">
          <table:table-cell table:style-name="Table1.A1" office:value-type="string">
            <text:p text:style-name="P11"><text:span text:style-name="T8">FR0000120172</text:span></text:p>
          </table:table-cell>
          <table:table-cell table:style-name="Table1.A1" office:value-type="string">
            <text:p text:style-name="P11"><text:span text:style-name="T26">CARREFOUR</text:span></text:p>
          </table:table-cell>
        </table:table-row>
        <table:table-row table:style-name="Table1.3">
          <table:table-cell table:style-name="Table1.A1" office:value-type="string">
            <text:p text:style-name="P11"><text:span text:style-name="T8">FR0000045072</text:span></text:p>
          </table:table-cell>
          <table:table-cell table:style-name="Table1.A1" office:value-type="string">
            <text:p text:style-name="P11"><text:span text:style-name="T26">CREDIT AGRICOLE</text:span></text:p>
          </table:table-cell>
        </table:table-row>
        <table:table-row table:style-name="Table1.2">
          <table:table-cell table:style-name="Table1.A1" office:value-type="string">
            <text:p text:style-name="P11"><text:span text:style-name="T8">FR0000120644</text:span></text:p>
          </table:table-cell>
          <table:table-cell table:style-name="Table1.A1" office:value-type="string">
            <text:p text:style-name="P11"><text:span text:style-name="T26">DANONE</text:span></text:p>
          </table:table-cell>
        </table:table-row>
        <table:table-row table:style-name="Table1.3">
          <table:table-cell table:style-name="Table1.A1" office:value-type="string">
            <text:p text:style-name="P11"><text:span text:style-name="T8">FR0000130650</text:span></text:p>
          </table:table-cell>
          <table:table-cell table:style-name="Table1.A1" office:value-type="string">
            <text:p text:style-name="P11"><text:span text:style-name="T26">Dassault Systèmes</text:span></text:p>
          </table:table-cell>
        </table:table-row>
        <table:table-row table:style-name="Table1.3">
          <table:table-cell table:style-name="Table1.A1" office:value-type="string">
            <text:p text:style-name="P11"><text:span text:style-name="T8">FR0010208488</text:span></text:p>
          </table:table-cell>
          <table:table-cell table:style-name="Table1.A1" office:value-type="string">
            <text:p text:style-name="P11"><text:span text:style-name="T26">ENGIE (ex-GDF Suez)</text:span></text:p>
          </table:table-cell>
        </table:table-row>
        <table:table-row table:style-name="Table1.3">
          <table:table-cell table:style-name="Table1.A1" office:value-type="string">
            <text:p text:style-name="P11"><text:span text:style-name="T8">FR0000121667</text:span></text:p>
          </table:table-cell>
          <table:table-cell table:style-name="Table1.A1" office:value-type="string">
            <text:p text:style-name="P11"><text:span text:style-name="T26">EssilorLuxottica</text:span></text:p>
          </table:table-cell>
        </table:table-row>
        <table:table-row table:style-name="Table1.3">
          <table:table-cell table:style-name="Table1.A1" office:value-type="string">
            <text:p text:style-name="P11"><text:span text:style-name="T8">FR0000052292</text:span></text:p>
          </table:table-cell>
          <table:table-cell table:style-name="Table1.A1" office:value-type="string">
            <text:p text:style-name="P11"><text:span text:style-name="T26">Hermes International</text:span></text:p>
          </table:table-cell>
        </table:table-row>
        <table:table-row table:style-name="Table1.2">
          <table:table-cell table:style-name="Table1.A1" office:value-type="string">
            <text:p text:style-name="P11"><text:span text:style-name="T8">FR0000121485</text:span></text:p>
          </table:table-cell>
          <table:table-cell table:style-name="Table1.A1" office:value-type="string">
            <text:p text:style-name="P11"><text:span text:style-name="T26">Kering (ex: Pinault-Printemps-Redoute)</text:span></text:p>
          </table:table-cell>
        </table:table-row>
        <table:table-row table:style-name="Table1.2">
          <table:table-cell table:style-name="Table1.A1" office:value-type="string">
            <text:p text:style-name="P11"><text:span text:style-name="T8">FR0000120321</text:span></text:p>
          </table:table-cell>
          <table:table-cell table:style-name="Table1.A1" office:value-type="string">
            <text:p text:style-name="P11"><text:span text:style-name="T26">L'Oréal</text:span></text:p>
          </table:table-cell>
        </table:table-row>
        <table:table-row table:style-name="Table1.3">
          <table:table-cell table:style-name="Table1.A1" office:value-type="string">
            <text:p text:style-name="P11"><text:span text:style-name="T8">FR0010307819</text:span></text:p>
          </table:table-cell>
          <table:table-cell table:style-name="Table1.A1" office:value-type="string">
            <text:p text:style-name="P11"><text:span text:style-name="T26">Legrand</text:span></text:p>
          </table:table-cell>
        </table:table-row>
        <table:table-row table:style-name="Table1.2">
          <table:table-cell table:style-name="Table1.A1" office:value-type="string">
            <text:p text:style-name="P11"><text:span text:style-name="T8">FR0000121014</text:span></text:p>
          </table:table-cell>
          <table:table-cell table:style-name="Table1.A1" office:value-type="string">
            <text:p text:style-name="P11"><text:span text:style-name="T26">LVMH MOET HENESSY</text:span></text:p>
          </table:table-cell>
        </table:table-row>
        <table:table-row table:style-name="Table1.2">
          <table:table-cell table:style-name="Table1.A1" office:value-type="string">
            <text:p text:style-name="P11"><text:span text:style-name="T8">FR0000121261</text:span></text:p>
          </table:table-cell>
          <table:table-cell table:style-name="Table1.A1" office:value-type="string">
            <text:p text:style-name="P11"><text:span text:style-name="T26">Michelin B</text:span></text:p>
          </table:table-cell>
        </table:table-row>
        <table:table-row table:style-name="Table1.3">
          <table:table-cell table:style-name="Table1.A1" office:value-type="string">
            <text:p text:style-name="P11"><text:span text:style-name="T8">FR0000133308</text:span></text:p>
          </table:table-cell>
          <table:table-cell table:style-name="Table1.A1" office:value-type="string">
            <text:p text:style-name="P11"><text:span text:style-name="T26">Orange (ex: France Télécom)</text:span></text:p>
          </table:table-cell>
        </table:table-row>
        <table:table-row table:style-name="Table1.3">
          <table:table-cell table:style-name="Table1.A1" office:value-type="string">
            <text:p text:style-name="P11"><text:span text:style-name="T8">FR0000120693</text:span></text:p>
          </table:table-cell>
          <table:table-cell table:style-name="Table1.A1" office:value-type="string">
            <text:p text:style-name="P11"><text:span text:style-name="T26">Pernod Ricard</text:span></text:p>
          </table:table-cell>
        </table:table-row>
        <table:table-row table:style-name="Table1.3">
          <table:table-cell table:style-name="Table1.A1" office:value-type="string">
            <text:p text:style-name="P11"><text:span text:style-name="T8">FR0000121501</text:span></text:p>
          </table:table-cell>
          <table:table-cell table:style-name="Table1.A1" office:value-type="string">
            <text:p text:style-name="P11"><text:span text:style-name="T26">Peugeot S.A.</text:span></text:p>
          </table:table-cell>
        </table:table-row>
        <table:table-row table:style-name="Table1.3">
          <table:table-cell table:style-name="Table1.A1" office:value-type="string">
            <text:p text:style-name="P11"><text:span text:style-name="T8">FR0000130577</text:span></text:p>
          </table:table-cell>
          <table:table-cell table:style-name="Table1.A1" office:value-type="string">
            <text:p text:style-name="P11"><text:span text:style-name="T26">Publicis Groupe SA</text:span></text:p>
          </table:table-cell>
        </table:table-row>
        <table:table-row table:style-name="Table1.2">
          <table:table-cell table:style-name="Table1.A1" office:value-type="string">
            <text:p text:style-name="P11"><text:span text:style-name="T8">FR0000131906</text:span></text:p>
          </table:table-cell>
          <table:table-cell table:style-name="Table1.A1" office:value-type="string">
            <text:p text:style-name="P11"><text:span text:style-name="T26">Renault</text:span></text:p>
          </table:table-cell>
        </table:table-row>
        <table:table-row table:style-name="Table1.3">
          <table:table-cell table:style-name="Table1.A1" office:value-type="string">
            <text:p text:style-name="P11"><text:span text:style-name="T8">FR0000073272</text:span></text:p>
          </table:table-cell>
          <table:table-cell table:style-name="Table1.A1" office:value-type="string">
            <text:p text:style-name="P11"><text:span text:style-name="T26">Safran</text:span></text:p>
          </table:table-cell>
        </table:table-row>
        <table:table-row table:style-name="Table1.2">
          <table:table-cell table:style-name="Table1.A1" office:value-type="string">
            <text:p text:style-name="P11"><text:span text:style-name="T8">FR0000125007</text:span></text:p>
          </table:table-cell>
          <table:table-cell table:style-name="Table1.A1" office:value-type="string">
            <text:p text:style-name="P11"><text:span text:style-name="T26">SAINT-GOBAIN</text:span></text:p>
          </table:table-cell>
        </table:table-row>
        <table:table-row table:style-name="Table1.2">
          <table:table-cell table:style-name="Table1.A1" office:value-type="string">
            <text:p text:style-name="P11"><text:span text:style-name="T8">FR0000120578</text:span></text:p>
          </table:table-cell>
          <table:table-cell table:style-name="Table1.A1" office:value-type="string">
            <text:p text:style-name="P11"><text:span text:style-name="T26">Sanofi</text:span></text:p>
          </table:table-cell>
        </table:table-row>
        <table:table-row table:style-name="Table1.2">
          <table:table-cell table:style-name="Table1.A1" office:value-type="string">
            <text:p text:style-name="P11"><text:span text:style-name="T8">FR0000121972</text:span></text:p>
          </table:table-cell>
          <table:table-cell table:style-name="Table1.A1" office:value-type="string">
            <text:p text:style-name="P11"><text:span text:style-name="T26">Schneider (Ex-Spie Batignolles)</text:span></text:p>
          </table:table-cell>
        </table:table-row>
        <table:table-row table:style-name="Table1.2">
          <table:table-cell table:style-name="Table1.A1" office:value-type="string">
            <text:p text:style-name="P11"><text:span text:style-name="T8">FR0000130809</text:span></text:p>
          </table:table-cell>
          <table:table-cell table:style-name="Table1.A1" office:value-type="string">
            <text:p text:style-name="P11"><text:span text:style-name="T26">Société Générale</text:span></text:p>
          </table:table-cell>
        </table:table-row>
        <table:table-row table:style-name="Table1.3">
          <table:table-cell table:style-name="Table1.A1" office:value-type="string">
            <text:p text:style-name="P11"><text:span text:style-name="T8">NL0000226223</text:span></text:p>
          </table:table-cell>
          <table:table-cell table:style-name="Table1.A1" office:value-type="string">
            <text:p text:style-name="P11"><text:span text:style-name="T26">STMicroelectronics (Ex-SGS Thomson Microelectronics)</text:span></text:p>
          </table:table-cell>
        </table:table-row>
        <table:table-row table:style-name="Table1.3">
          <table:table-cell table:style-name="Table1.A1" office:value-type="string">
            <text:p text:style-name="P11"><text:span text:style-name="T8">FR0000051807</text:span></text:p>
          </table:table-cell>
          <table:table-cell table:style-name="Table1.A1" office:value-type="string">
            <text:p text:style-name="P11"><text:span text:style-name="T26">Teleperformance</text:span></text:p>
          </table:table-cell>
        </table:table-row>
        <table:table-row table:style-name="Table1.2">
          <table:table-cell table:style-name="Table1.A1" office:value-type="string">
            <text:p text:style-name="P11"><text:span text:style-name="T8">FR0000121329</text:span></text:p>
          </table:table-cell>
          <table:table-cell table:style-name="Table1.A1" office:value-type="string">
            <text:p text:style-name="P11"><text:span text:style-name="T26">Thales (ex-Thomson CSF)</text:span></text:p>
          </table:table-cell>
        </table:table-row>
        <table:table-row table:style-name="Table1.2">
          <table:table-cell table:style-name="Table1.A1" office:value-type="string">
            <text:p text:style-name="P11"><text:span text:style-name="T8">FR0000120271</text:span></text:p>
          </table:table-cell>
          <table:table-cell table:style-name="Table1.A1" office:value-type="string">
            <text:p text:style-name="P11"><text:span text:style-name="T26">Total</text:span></text:p>
          </table:table-cell>
        </table:table-row>
      </table:table>
      <text:p text:style-name="P12"/>
      <text:p text:style-name="P28">Entre 2008 et 2020, la valorisation des entreprises du CAC40 progresse de </text:p>
      <text:p text:style-name="P29">&lt;Graph&gt;</text:p>
      <text:h text:style-name="P5" text:outline-level="1">Les membres du projet</text:h>
      <text:list xml:id="list16556185" text:style-name="L2">
        <text:list-item>
          <text:p text:style-name="P6">Jérémy Trimbur, <text:span text:style-name="T12">????</text:span><text:span text:style-name="T9">.</text:span></text:p>
        </text:list-item>
        <text:list-item>
          <text:p text:style-name="P6">Djaffar Mhoutoir Mze, <text:span text:style-name="T14">????</text:span><text:span text:style-name="T9">.</text:span></text:p>
        </text:list-item>
        <text:list-item>
          <text:p text:style-name="P10">Guillaume Gilles, <text:span text:style-name="T10">chef de projet.</text:span></text:p>
        </text:list-item>
      </text:list>
      <text:h text:style-name="P5" text:outline-level="1">Les <text:span text:style-name="T2">outils</text:span></text:h>
      <text:p text:style-name="P22">Pour organiser et gérer notre charge de travail, nous utilisons différents logiciels :</text:p>
      <text:list xml:id="list1707373894" text:style-name="L3">
        <text:list-item>
          <text:p text:style-name="P14"><text:soft-page-break/><text:span text:style-name="T9">Trello </text:span>: <text:span text:style-name="T21">outil de management visuel ; Trello nous permet planifier les réunions hebdomadaires avec les ordres du jour et les comptes rendus. Il permet de répartir les tâches entre les membres du projet et de suivre, visuellement, l’avancé de celles-ci.</text:span></text:p>
        </text:list-item>
        <text:list-item>
          <text:p text:style-name="P14"><text:span text:style-name="T9">Dropbox </text:span>: <text:span text:style-name="T21">outil de stockage ; nous utilisons Dropbox pour stocker l’ensemble des fichiers .pdf, .txt, etc.</text:span></text:p>
        </text:list-item>
        <text:list-item>
          <text:p text:style-name="P15"><text:span text:style-name="T9">Signal </text:span>: Outil de communication asynchrone ; <text:span text:style-name="T21">Signal nous permet de communiquer de façon</text:span> informelle par message texte. <text:span text:style-name="T21">Il nous permet d’organiser certaines de nos réunions qui ne nécessite pas un partage d’écran.</text:span></text:p>
        </text:list-item>
        <text:list-item>
          <text:p text:style-name="P23"><text:span text:style-name="T11">Python </text:span><text:span text:style-name="T20">: </text:span><text:span text:style-name="T21">langage de programmation ; nous avons choisi python pour sa popularité dans le domaine du Machine Learning (ML).</text:span></text:p>
        </text:list-item>
      </text:list>
      <text:h text:style-name="P5" text:outline-level="1">Les réunions</text:h>
      <text:list xml:id="list3287704421" text:style-name="L4">
        <text:list-item>
          <text:p text:style-name="P16">11/04/2021 : Réunion de lancement du projet et brainstorming <text:span text:style-name="T21">sur le projet ;</text:span></text:p>
        </text:list-item>
        <text:list-item>
          <text:p text:style-name="P16">06/05/2021 : <text:span text:style-name="T21">C</text:span>onstitution du portefeuille des sociétés <text:span text:style-name="T21">du CAC40 sur lesquelles nous allons nous concentrer pour notre projet ;</text:span></text:p>
        </text:list-item>
        <text:list-item>
          <text:p text:style-name="P16">14/05/2021 : <text:span text:style-name="T22">Approfondissement des connaissances sur Python ;</text:span></text:p>
        </text:list-item>
        <text:list-item>
          <text:p text:style-name="P18">21/06/2021 : Tous les documents .pdf sont téléchargés et prêts pour être transformer en .txt afin de constituer le jeu de données ;</text:p>
        </text:list-item>
        <text:list-item>
          <text:p text:style-name="P17">26/08/202 : <text:span text:style-name="T21">Pause pour se concentrer sur les derniers modules de la formation eMiage ;</text:span></text:p>
        </text:list-item>
        <text:list-item>
          <text:p text:style-name="P17">29/12/2021 : <text:span text:style-name="T21">Reprise du projet avec l’i</text:span>ntroduction d’<text:span text:style-name="T21">un nouveau membre, </text:span>Djaffar ;</text:p>
        </text:list-item>
      </text:list>
      <text:h text:style-name="P5" text:outline-level="1">Livrables</text:h>
      <text:list xml:id="list2835634870" text:style-name="L5">
        <text:list-item>
          <text:p text:style-name="P19">Liste et descriptions des livrables</text:p>
        </text:list-item>
        <text:list-item>
          <text:p text:style-name="P7">Code source du projet.</text:p>
        </text:list-item>
        <text:list-item>
          <text:p text:style-name="P21">Version exécutable lorsque cela est possible.</text:p>
        </text:list-item>
        <text:list-item>
          <text:p text:style-name="P21">Les documents techniques (le cas échéant)</text:p>
        </text:list-item>
        <text:list-item>
          <text:p text:style-name="P20">Document récapitulant le travail de chaque membre du groupe, et les procédures mises en place pour gérer le travail en équipe. Ce document doit être écrit d'une manière synthétique, factuelle et claire (2-3 pages grand maximum).</text:p>
        </text:list-item>
      </text:list>
      <text:h text:style-name="P5" text:outline-level="1">Bibliographie</text:h>
      <text:section text:style-name="Sect1" text:name="ZOTERO_BIBL {&quot;uncited&quot;:[],&quot;omitted&quot;:[],&quot;custom&quot;:[]} CSL_BIBLIOGRAPHY RNDCZoVp5FLvG">
        <text:p text:style-name="P3">Cohen, Lauren, Christopher Malloy, and Quoc Nguyen. “Lazy Prices.” Cambridge, MA: National Bureau of Economic Research, September 2018. https://doi.org/10.3386/w25084.</text:p>
      </text:section>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4fca9" officeooo:paragraph-rsid="0014fca9"/>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Version : 10/01/2022</text:span><text:tab/><text:page-number text:select-page="current">3</text:page-number><text:tab/>Projet de conceptio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21:50:14.460663510</meta:creation-date>
    <dc:date>2022-01-16T22:03:20.625350030</dc:date>
    <meta:editing-duration>PT2H24M31S</meta:editing-duration>
    <meta:editing-cycles>12</meta:editing-cycles>
    <meta:generator>LibreOffice/6.4.7.2$Linux_X86_64 LibreOffice_project/40$Build-2</meta:generator>
    <meta:document-statistic meta:table-count="1" meta:image-count="0" meta:object-count="0" meta:page-count="3" meta:paragraph-count="114" meta:word-count="718" meta:character-count="4882" meta:non-whitespace-character-count="4295"/>
    <meta:user-defined meta:name="ZOTERO_PREF_1">&lt;data data-version="3" zotero-version="5.0.96.3"&gt;&lt;session id="sJ8p4jVA"/&gt;&lt;style id="http://www.zotero.org/styles/chicago-note-bibliography" locale="en-US" hasBibliography="1" bibliographyStyleHasBeenSet="1"/&gt;&lt;prefs&gt;&lt;pref name="fieldType" value="ReferenceM</meta:user-defined>
    <meta:user-defined meta:name="ZOTERO_PREF_2">ark"/&gt;&lt;pref name="automaticJournalAbbreviations" value="true"/&gt;&lt;pref name="noteType" value="1"/&gt;&lt;/prefs&gt;&lt;/data&gt;</meta:user-defined>
  </office:meta>
</office:document-meta>
</file>